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6cm" svg:stroke-color="#c5000b" draw:marker-start-width="0.28cm" draw:marker-end="" draw:marker-end-width="0.28cm" draw:textarea-horizontal-align="center" draw:textarea-vertical-align="middle" fo:padding-top="0.155cm" fo:padding-bottom="0.155cm" fo:padding-left="0.28cm" fo:padding-right="0.28cm"/>
    </style:style>
    <style:style style:name="gr2" style:family="graphic" style:parent-style-name="standard">
      <style:graphic-properties draw:stroke="none" draw:fill="solid" draw:fill-color="#ff420e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83ca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d320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c5000b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e6e6ff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aecf0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579d1c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solid" draw:fill-color="#0084d1" draw:textarea-horizontal-align="justify" draw:textarea-vertical-align="middle" draw:auto-grow-height="false"/>
    </style:style>
    <style:style style:name="gr11" style:family="graphic" style:parent-style-name="standard">
      <style:graphic-properties svg:stroke-width="0.03cm" draw:marker-start-width="0.36cm" draw:marker-end-width="0.36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05cm" svg:y1="9.05cm" svg:x2="14.55cm" svg:y2="9.05cm">
          <text:p/>
        </draw:line>
        <draw:custom-shape draw:style-name="gr2" draw:text-style-name="P2" draw:layer="layout" svg:width="3.072cm" svg:height="0.875cm" svg:x="1.4cm" svg:y="11.925cm">
          <text:p text:style-name="P1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072cm" svg:height="1cm" svg:x="1.4cm" svg:y="10.675cm">
          <text:p text:style-name="P1"><text:span text:style-name="T1">liaison</text:span></text:p>
          <text:p text:style-name="P1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072cm" svg:height="0.875cm" svg:x="1.4cm" svg:y="9.55cm">
          <text:p text:style-name="P1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072cm" svg:height="0.875cm" svg:x="1.4cm" svg:y="8.55cm">
          <text:p text:style-name="P1"><text:span text:style-name="T1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072cm" svg:height="0.625cm" svg:x="1.4cm" svg:y="7.8cm">
          <text:p text:style-name="P1"><text:span text:style-name="T1">se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072cm" svg:height="0.625cm" svg:x="1.4cm" svg:y="7.05cm">
          <text:p text:style-name="P1"><text:span text:style-name="T1">prés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.072cm" svg:height="0.875cm" svg:x="1.4cm" svg:y="6.05cm">
          <text:p text:style-name="P1"><text:span text:style-name="T1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072cm" svg:height="0.875cm" svg:x="10.8cm" svg:y="11.925cm">
          <text:p text:style-name="P1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072cm" svg:height="1cm" svg:x="10.8cm" svg:y="10.675cm">
          <text:p text:style-name="P1"><text:span text:style-name="T1">liaison</text:span></text:p>
          <text:p text:style-name="P1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072cm" svg:height="0.875cm" svg:x="10.8cm" svg:y="9.55cm">
          <text:p text:style-name="P1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072cm" svg:height="0.875cm" svg:x="10.8cm" svg:y="8.55cm">
          <text:p text:style-name="P1"><text:span text:style-name="T1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3.072cm" svg:height="2.375cm" svg:x="6.078cm" svg:y="6.05cm">
          <text:p text:style-name="P1"><text:span text:style-name="T1">Application</text:span></text:p>
          <text:p text:style-name="P1"><text:span text:style-name="T1">pro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072cm" svg:height="0.875cm" svg:x="6.078cm" svg:y="8.55cm">
          <text:p text:style-name="P1"><text:span text:style-name="T1">Host-to-Ho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072cm" svg:height="0.875cm" svg:x="6.05cm" svg:y="9.55cm">
          <text:p text:style-name="P1"><text:span text:style-name="T1">Intern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3.072cm" svg:height="2.125cm" svg:x="6.078cm" svg:y="10.675cm">
          <text:p text:style-name="P1"><text:span text:style-name="T1">Network</text:span></text:p>
          <text:p text:style-name="P1"><text:span text:style-name="T1">ac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25cm" svg:height="0.88cm" svg:x="4.675cm" svg:y="6.05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1.25cm" svg:height="0.88cm" svg:x="4.675cm" svg:y="10.75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1.25cm" svg:height="0.88cm" svg:x="4.675cm" svg:y="11.95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1.25cm" svg:height="0.88cm" svg:x="4.675cm" svg:y="8.55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1.25cm" svg:height="0.88cm" svg:x="4.675cm" svg:y="9.55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1.25cm" svg:height="0.88cm" svg:x="4.675cm" svg:y="7.35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1.25cm" svg:height="2.375cm" svg:x="9.375cm" svg:y="6.05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3.072cm" svg:height="2.375cm" svg:x="10.778cm" svg:y="6.051cm">
          <text:p text:style-name="P1"><text:span text:style-name="T1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25cm" svg:height="0.88cm" svg:x="9.375cm" svg:y="8.55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1.25cm" svg:height="0.88cm" svg:x="9.375cm" svg:y="9.55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1.25cm" svg:height="0.88cm" svg:x="9.375cm" svg:y="10.75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1.25cm" svg:height="0.88cm" svg:x="9.375cm" svg:y="11.95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2-01-19T18:18:57</dc:date>
    <meta:editing-duration>PT12H46M53S</meta:editing-duration>
    <meta:editing-cycles>46</meta:editing-cycles>
    <meta:generator>LibreOffice/3.4$Unix LibreOffice_project/340m1$Build-502</meta:generator>
    <meta:document-statistic meta:object-count="28"/>
  </office:meta>
</office:document-meta>
</file>